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Institution">
      <style:paragraph-properties fo:orphans="0" fo:widows="0">
        <style:tab-stops>
          <style:tab-stop style:position="2.54cm"/>
          <style:tab-stop style:position="15.826cm" style:type="right"/>
        </style:tab-stops>
      </style:paragraph-properties>
      <style:text-properties officeooo:paragraph-rsid="01387a21"/>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11323cf"/>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c11d6f"/>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officeooo:paragraph-rsid="00ebbb3d"/>
    </style:style>
    <style:style style:name="P19" style:family="paragraph" style:parent-style-name="Achievement">
      <style:paragraph-properties fo:orphans="0" fo:widows="0"/>
      <style:text-properties officeooo:paragraph-rsid="0138af7c"/>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3"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4" style:family="paragraph" style:parent-style-name="Job_20_Title">
      <style:paragraph-properties fo:orphans="0" fo:widows="0"/>
      <style:text-properties fo:font-weight="bold" style:font-weight-asian="bold" style:font-weight-complex="bold"/>
    </style:style>
    <style:style style:name="P25" style:family="paragraph" style:parent-style-name="Section_20_Title">
      <style:paragraph-properties fo:orphans="0" fo:widows="0"/>
      <style:text-properties fo:font-weight="bold" style:font-weight-asian="bold" style:font-weight-complex="bold"/>
    </style:style>
    <style:style style:name="P26" style:family="paragraph" style:parent-style-name="Achievement">
      <style:paragraph-properties fo:orphans="0" fo:widows="0">
        <style:tab-stops>
          <style:tab-stop style:position="2.54cm"/>
          <style:tab-stop style:position="15.826cm" style:type="right"/>
        </style:tab-stops>
      </style:paragraph-properties>
      <style:text-properties fo:font-weight="bold" officeooo:paragraph-rsid="01387a21"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ection_20_Title">
      <style:paragraph-properties fo:orphans="0" fo:widows="0"/>
      <style:text-properties fo:font-weight="bold" style:font-weight-asian="bold" style:font-name-complex="Arial1" style:font-weight-complex="bold"/>
    </style:style>
    <style:style style:name="P29" style:family="paragraph" style:parent-style-name="Achievement">
      <style:paragraph-properties fo:margin-top="0cm" fo:margin-bottom="0cm" style:contextual-spacing="false" fo:line-height="100%" fo:orphans="0" fo:widows="0"/>
    </style:style>
    <style:style style:name="P30" style:family="paragraph" style:parent-style-name="Job_20_Title">
      <style:paragraph-properties fo:orphans="0" fo:widows="0"/>
      <style:text-properties style:font-name="Garamond1"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31" style:family="paragraph" style:parent-style-name="Job_20_Title">
      <style:paragraph-properties fo:orphans="0" fo:widows="0"/>
      <style:text-properties style:font-name="Garamond1"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32"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3" style:family="paragraph" style:parent-style-name="Job_20_Title">
      <style:paragraph-properties fo:orphans="0" fo:widows="0"/>
      <style:text-properties style:font-name="Garamond1"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4" style:family="paragraph" style:parent-style-name="Job_20_Title">
      <style:paragraph-properties fo:orphans="0" fo:widows="0"/>
      <style:text-properties style:font-name="Garamond1" fo:font-size="11.5pt" fo:letter-spacing="0.009cm" fo:language="en" fo:country="US" fo:font-style="italic" fo:font-weight="bold" officeooo:rsid="0114ba7f" officeooo:paragraph-rsid="0114ba7f" style:font-size-asian="11.5pt" style:font-style-asian="italic" style:font-weight-asian="bold" style:font-weight-complex="bold"/>
    </style:style>
    <style:style style:name="P35"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style:font-name="Garamond1" fo:font-size="11pt" fo:font-weight="bold" officeooo:rsid="00c11d6f" officeooo:paragraph-rsid="00c11d6f" style:font-size-asian="11pt" style:font-weight-asian="bold" style:font-weight-complex="bold"/>
    </style:style>
    <style:style style:name="P36" style:family="paragraph" style:parent-style-name="Standard">
      <style:paragraph-properties fo:text-align="center" style:justify-single-word="false"/>
    </style:style>
    <style:style style:name="P37"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8"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9"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40"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41" style:family="paragraph" style:parent-style-name="Standard">
      <style:paragraph-properties fo:text-align="justify" style:justify-single-word="false" fo:orphans="0" fo:widows="0"/>
      <style:text-properties fo:font-weight="normal" officeooo:rsid="00c42698" officeooo:paragraph-rsid="013f26a2" style:font-weight-asian="normal"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45"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6"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7"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8"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9"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50"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51"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ection_20_Title">
      <style:paragraph-properties fo:orphans="0" fo:widows="0"/>
      <style:text-properties style:font-name="Garamond" fo:font-weight="bold" style:font-weight-asian="bold" style:font-name-complex="Arial1" style:font-weight-complex="bold"/>
    </style:style>
    <style:style style:name="P53" style:family="paragraph" style:parent-style-name="Standard">
      <style:text-properties fo:font-size="2pt" fo:font-weight="bold" style:font-size-asian="2pt" style:font-weight-asian="bold" style:font-size-complex="2pt" style:font-weight-complex="bold"/>
    </style:style>
    <style:style style:name="P54" style:family="paragraph" style:parent-style-name="Standard">
      <style:paragraph-properties fo:text-align="justify" style:justify-single-word="false" fo:orphans="0" fo:widows="0"/>
      <style:text-properties fo:font-weight="normal" officeooo:rsid="013f26a2" officeooo:paragraph-rsid="013f26a2" style:font-weight-asian="normal" style:font-weight-complex="normal"/>
    </style:style>
    <style:style style:name="P55"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6" style:family="paragraph" style:parent-style-name="Achievement" style:list-style-name="WWNum1">
      <style:paragraph-properties fo:margin-top="0cm" fo:margin-bottom="0cm" style:contextual-spacing="false" fo:line-height="100%" fo:orphans="0" fo:widows="0"/>
    </style:style>
    <style:style style:name="P57" style:family="paragraph" style:parent-style-name="Achievement" style:list-style-name="WWNum4">
      <style:paragraph-properties fo:orphans="0" fo:widows="0"/>
    </style:style>
    <style:style style:name="P58" style:family="paragraph" style:parent-style-name="Achievement" style:list-style-name="WWNum4">
      <style:paragraph-properties fo:orphans="0" fo:widows="0"/>
      <style:text-properties style:font-name="Calibri1" fo:font-size="10pt" style:font-size-asian="10pt" style:font-size-complex="10pt"/>
    </style:style>
    <style:style style:name="P59" style:family="paragraph" style:parent-style-name="Achievement" style:list-style-name="WWNum5">
      <style:paragraph-properties fo:orphans="0" fo:widows="0"/>
      <style:text-properties style:font-name="Calibri1" fo:font-size="10pt" style:font-size-asian="10pt" style:font-size-complex="10pt"/>
    </style:style>
    <style:style style:name="P6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paragraph-rsid="00f64550"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11f1df3" officeooo:paragraph-rsid="011f1df3"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officeooo:rsid="00f95982" officeooo:paragraph-rsid="00f95982"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1aa1b1" officeooo:paragraph-rsid="011aa1b1"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154cc4"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1227d6d"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fbe2e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3b6743" officeooo:paragraph-rsid="013b674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Garamond" fo:font-size="10pt" officeooo:rsid="012fe38e" officeooo:paragraph-rsid="012fe38e"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f10459" officeooo:paragraph-rsid="012905c8"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paragraph-properties fo:text-align="justify" style:justify-single-word="false" fo:hyphenation-ladder-count="no-limit"/>
      <style:text-properties style:font-name="Calibri" fo:font-size="10pt" officeooo:rsid="00f10459" officeooo:paragraph-rsid="00f1045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1">
      <style:paragraph-properties fo:text-align="justify" style:justify-single-word="false" fo:hyphenation-ladder-count="no-limit"/>
      <style:text-properties style:font-name="Calibri" fo:font-size="10pt" officeooo:rsid="0135dbc4" officeooo:paragraph-rsid="0135dbc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1">
      <style:paragraph-properties fo:text-align="justify" style:justify-single-word="false" fo:hyphenation-ladder-count="no-limit"/>
      <style:text-properties style:font-name="Calibri" fo:font-size="10pt" officeooo:rsid="00f1a61e" officeooo:paragraph-rsid="00f1a6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1">
      <style:paragraph-properties fo:text-align="justify" style:justify-single-word="false" fo:hyphenation-ladder-count="no-limit"/>
      <style:text-properties style:font-name="Calibri" fo:font-size="10pt" officeooo:rsid="0137bf78" officeooo:paragraph-rsid="0137bf78"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91"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92"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93"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List_20_Paragraph" style:list-style-name="WWNum1">
      <style:paragraph-properties fo:text-align="justify" style:justify-single-word="false" fo:hyphenation-ladder-count="no-limit"/>
      <style:text-properties style:font-name="Garamond1"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List_20_Paragraph" style:list-style-name="WWNum1">
      <style:paragraph-properties fo:text-align="justify" style:justify-single-word="false" fo:hyphenation-ladder-count="no-limit"/>
      <style:text-properties style:font-name="Garamond1" fo:font-size="11pt" officeooo:rsid="012b7953" officeooo:paragraph-rsid="012b7953"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106"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107"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09"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110"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111"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112"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113" style:family="paragraph" style:parent-style-name="List_20_Paragraph" style:list-style-name="WWNum1">
      <style:text-properties officeooo:paragraph-rsid="004ec9dc" fo:background-color="transparent"/>
    </style:style>
    <style:style style:name="P114"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116"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7"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size="10pt" style:font-size-asian="10pt" style:font-name-complex="Calibri2"/>
    </style:style>
    <style:style style:name="T5" style:family="text">
      <style:text-properties fo:font-size="10pt" officeooo:rsid="00b8298f" style:font-size-asian="10pt" style:font-name-complex="Calibri2"/>
    </style:style>
    <style:style style:name="T6" style:family="text">
      <style:text-properties fo:font-size="10pt" officeooo:rsid="00e538c9" style:font-size-asian="10pt" style:font-name-complex="Calibri2"/>
    </style:style>
    <style:style style:name="T7" style:family="text">
      <style:text-properties fo:font-size="10pt" officeooo:rsid="00589991" style:font-size-asian="10pt" style:font-name-complex="Calibri2"/>
    </style:style>
    <style:style style:name="T8" style:family="text">
      <style:text-properties fo:font-size="10pt" officeooo:rsid="00f6bc6e" style:font-size-asian="10pt" style:font-name-complex="Calibri2"/>
    </style:style>
    <style:style style:name="T9" style:family="text">
      <style:text-properties fo:font-size="10pt" officeooo:rsid="005a6b5e" style:font-size-asian="10pt" style:font-name-complex="Calibri2"/>
    </style:style>
    <style:style style:name="T10" style:family="text">
      <style:text-properties fo:font-size="10pt" officeooo:rsid="00fa77e5" style:font-size-asian="10pt" style:font-name-complex="Calibri2"/>
    </style:style>
    <style:style style:name="T11" style:family="text">
      <style:text-properties fo:font-size="10pt" officeooo:rsid="00fb0a55" style:font-size-asian="10pt" style:font-name-complex="Calibri2"/>
    </style:style>
    <style:style style:name="T12" style:family="text">
      <style:text-properties fo:font-size="10pt" officeooo:rsid="01154cc4" style:font-size-asian="10pt" style:font-name-complex="Calibri2"/>
    </style:style>
    <style:style style:name="T13" style:family="text">
      <style:text-properties fo:font-size="10pt" officeooo:rsid="011c69c0" style:font-size-asian="10pt" style:font-name-complex="Calibri2"/>
    </style:style>
    <style:style style:name="T14" style:family="text">
      <style:text-properties fo:font-size="10pt" officeooo:rsid="011dc34e" style:font-size-asian="10pt" style:font-name-complex="Calibri2"/>
    </style:style>
    <style:style style:name="T15" style:family="text">
      <style:text-properties fo:font-size="10pt" officeooo:rsid="01208d18" style:font-size-asian="10pt" style:font-name-complex="Calibri2"/>
    </style:style>
    <style:style style:name="T16" style:family="text">
      <style:text-properties fo:font-size="10pt" officeooo:rsid="0140076b" style:font-size-asian="10pt"/>
    </style:style>
    <style:style style:name="T17" style:family="text">
      <style:text-properties fo:font-size="10pt" fo:language="en" fo:country="US" officeooo:rsid="00b8c0c3" style:font-size-asian="10pt" style:font-name-complex="Calibri2" style:font-size-complex="12pt"/>
    </style:style>
    <style:style style:name="T18" style:family="text">
      <style:text-properties fo:font-size="10pt" fo:background-color="transparent" loext:char-shading-value="0" style:font-size-asian="10pt" style:font-name-complex="Calibri2"/>
    </style:style>
    <style:style style:name="T19" style:family="text">
      <style:text-properties fo:font-weight="bold" style:font-weight-asian="bold" style:font-weight-complex="bold"/>
    </style:style>
    <style:style style:name="T20" style:family="text">
      <style:text-properties fo:font-weight="bold" officeooo:rsid="002002fc" style:font-weight-asian="bold" style:font-weight-complex="bold"/>
    </style:style>
    <style:style style:name="T21" style:family="text">
      <style:text-properties fo:font-weight="bold" officeooo:rsid="0042330d" style:font-weight-asian="bold" style:font-weight-complex="bold"/>
    </style:style>
    <style:style style:name="T22" style:family="text">
      <style:text-properties fo:font-weight="bold" officeooo:rsid="00433991" style:font-weight-asian="bold" style:font-weight-complex="bold"/>
    </style:style>
    <style:style style:name="T23" style:family="text">
      <style:text-properties fo:font-weight="bold" officeooo:rsid="00d6708b" style:font-weight-asian="bold" style:font-weight-complex="bold"/>
    </style:style>
    <style:style style:name="T24" style:family="text">
      <style:text-properties fo:font-weight="bold" officeooo:rsid="0043bc76" style:font-weight-asian="bold" style:font-weight-complex="bold"/>
    </style:style>
    <style:style style:name="T25" style:family="text">
      <style:text-properties fo:font-weight="bold" officeooo:rsid="0105ebb5" style:font-weight-asian="bold" style:font-weight-complex="bold"/>
    </style:style>
    <style:style style:name="T26" style:family="text">
      <style:text-properties fo:font-weight="bold" officeooo:rsid="01387a21" style:font-weight-asian="bold" style:font-weight-complex="bold"/>
    </style:style>
    <style:style style:name="T27" style:family="text">
      <style:text-properties officeooo:rsid="002002fc"/>
    </style:style>
    <style:style style:name="T28" style:family="text">
      <style:text-properties style:font-name="Garamond1" fo:font-size="10pt" officeooo:rsid="00c5cd4e" style:font-size-asian="10pt"/>
    </style:style>
    <style:style style:name="T29" style:family="text">
      <style:text-properties style:font-name="Garamond1" fo:font-size="11pt" fo:font-weight="bold" officeooo:rsid="002002fc" style:font-size-asian="11pt" style:font-weight-asian="bold" style:font-weight-complex="bold"/>
    </style:style>
    <style:style style:name="T30" style:family="text">
      <style:text-properties style:font-name="Garamond1" fo:font-size="11pt" fo:font-weight="bold" officeooo:rsid="00b46ea5" style:font-size-asian="11pt" style:font-weight-asian="bold" style:font-weight-complex="bold"/>
    </style:style>
    <style:style style:name="T31" style:family="text">
      <style:text-properties style:font-name="Garamond1" fo:font-size="11pt" fo:font-weight="bold" officeooo:rsid="00d2104e" style:font-size-asian="11pt" style:font-weight-asian="bold" style:font-weight-complex="bold"/>
    </style:style>
    <style:style style:name="T32" style:family="text">
      <style:text-properties style:font-name="Garamond1" fo:font-size="11pt" fo:font-weight="bold" officeooo:rsid="00c11d6f" style:font-size-asian="11pt" style:font-weight-asian="bold" style:font-weight-complex="bold"/>
    </style:style>
    <style:style style:name="T33" style:family="text">
      <style:text-properties style:font-name="Garamond1" fo:font-size="11pt" fo:font-weight="bold" officeooo:rsid="00c2325d" style:font-size-asian="11pt" style:font-weight-asian="bold" style:font-weight-complex="bold"/>
    </style:style>
    <style:style style:name="T34" style:family="text">
      <style:text-properties style:font-name="Garamond1" fo:font-size="11pt" fo:font-weight="bold" officeooo:rsid="00ac859c" style:font-size-asian="11pt" style:font-weight-asian="bold" style:font-weight-complex="bold"/>
    </style:style>
    <style:style style:name="T35" style:family="text">
      <style:text-properties style:font-name="Garamond1" fo:font-size="11pt" fo:font-weight="bold" officeooo:rsid="00c351b8" style:font-size-asian="11pt" style:font-weight-asian="bold" style:font-weight-complex="bold"/>
    </style:style>
    <style:style style:name="T36" style:family="text">
      <style:text-properties style:font-name="Garamond1" fo:font-size="11pt" fo:font-weight="bold" officeooo:rsid="00ebbb3d" style:font-size-asian="11pt" style:font-weight-asian="bold" style:font-weight-complex="bold"/>
    </style:style>
    <style:style style:name="T37" style:family="text">
      <style:text-properties style:font-name="Garamond1" fo:font-size="11pt" fo:font-weight="bold" officeooo:rsid="011323cf" style:font-size-asian="11pt" style:font-weight-asian="bold" style:font-weight-complex="bold"/>
    </style:style>
    <style:style style:name="T38" style:family="text">
      <style:text-properties style:font-name="Garamond1" fo:font-size="11pt" fo:font-weight="bold" officeooo:rsid="0114ba7f" style:font-size-asian="11pt" style:font-weight-asian="bold" style:font-weight-complex="bold"/>
    </style:style>
    <style:style style:name="T39" style:family="text">
      <style:text-properties style:font-name="Garamond1" fo:font-size="11pt" officeooo:rsid="0046427f" style:font-size-asian="11pt"/>
    </style:style>
    <style:style style:name="T40" style:family="text">
      <style:text-properties style:font-name="Garamond1" fo:font-size="11pt" officeooo:rsid="004a4d7e" style:font-size-asian="11pt"/>
    </style:style>
    <style:style style:name="T41" style:family="text">
      <style:text-properties style:font-name="Garamond1" fo:font-size="11pt" officeooo:rsid="0053406b" style:font-size-asian="11pt"/>
    </style:style>
    <style:style style:name="T42" style:family="text">
      <style:text-properties style:font-name="Garamond1" fo:font-size="11pt" officeooo:rsid="006c7d26" style:font-size-asian="11pt"/>
    </style:style>
    <style:style style:name="T43" style:family="text">
      <style:text-properties style:font-name="Garamond1" fo:font-size="11pt" officeooo:rsid="00ac859c" style:font-size-asian="11pt"/>
    </style:style>
    <style:style style:name="T44" style:family="text">
      <style:text-properties style:font-name="Garamond1" fo:font-size="11pt" officeooo:rsid="00b46ea5" style:font-size-asian="11pt"/>
    </style:style>
    <style:style style:name="T45" style:family="text">
      <style:text-properties style:font-name="Garamond1" fo:font-size="11pt" officeooo:rsid="00d2104e" style:font-size-asian="11pt"/>
    </style:style>
    <style:style style:name="T46" style:family="text">
      <style:text-properties style:font-name="Garamond1" fo:font-size="11pt" officeooo:rsid="011323cf" style:font-size-asian="11pt"/>
    </style:style>
    <style:style style:name="T47" style:family="text">
      <style:text-properties officeooo:rsid="0026010b"/>
    </style:style>
    <style:style style:name="T48" style:family="text">
      <style:text-properties officeooo:rsid="003af743"/>
    </style:style>
    <style:style style:name="T49" style:family="text">
      <style:text-properties style:font-name="Calibri" fo:font-size="10pt" style:font-size-asian="10pt" style:font-name-complex="Calibri2" style:font-size-complex="10pt"/>
    </style:style>
    <style:style style:name="T50" style:family="text">
      <style:text-properties style:font-name="Calibri" fo:font-size="10pt" officeooo:rsid="006599f8" style:font-size-asian="10pt" style:font-name-complex="Calibri2" style:font-size-complex="10pt"/>
    </style:style>
    <style:style style:name="T51" style:family="text">
      <style:text-properties style:font-name="Calibri" fo:font-size="10pt" officeooo:rsid="0084ca03" style:font-size-asian="10pt" style:font-name-complex="Calibri2" style:font-size-complex="10pt"/>
    </style:style>
    <style:style style:name="T52" style:family="text">
      <style:text-properties style:font-name="Calibri" fo:font-size="10pt" officeooo:rsid="0090417c" style:font-size-asian="10pt" style:font-name-complex="Calibri2" style:font-size-complex="10pt"/>
    </style:style>
    <style:style style:name="T53" style:family="text">
      <style:text-properties style:font-name="Calibri" fo:font-size="10pt" officeooo:rsid="009906cc" style:font-size-asian="10pt" style:font-name-complex="Calibri2" style:font-size-complex="10pt"/>
    </style:style>
    <style:style style:name="T54" style:family="text">
      <style:text-properties style:font-name="Calibri" fo:font-size="10pt" fo:background-color="transparent" loext:char-shading-value="0" style:font-size-asian="10pt" style:font-name-complex="Calibri2" style:font-size-complex="10pt"/>
    </style:style>
    <style:style style:name="T55" style:family="text">
      <style:text-properties style:font-name="Calibri" fo:font-size="10pt" fo:language="en" fo:country="US" style:font-size-asian="10pt" style:language-asian="en" style:country-asian="US" style:font-name-complex="Calibri2" style:font-size-complex="10pt"/>
    </style:style>
    <style:style style:name="T56"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57" style:family="text">
      <style:text-properties style:font-name="Calibri" fo:background-color="#ffffff" loext:char-shading-value="0" style:font-name-complex="Calibri2"/>
    </style:style>
    <style:style style:name="T58" style:family="text">
      <style:text-properties style:font-name="Calibri" officeooo:rsid="008c879a" fo:background-color="#ffffff" loext:char-shading-value="0" style:font-name-complex="Calibri2"/>
    </style:style>
    <style:style style:name="T59" style:family="text">
      <style:text-properties style:font-name="Calibri" fo:background-color="#fefefe" loext:char-shading-value="0" style:font-name-complex="Calibri2"/>
    </style:style>
    <style:style style:name="T60" style:family="text">
      <style:text-properties style:font-name="Calibri" officeooo:rsid="00ad2b78" fo:background-color="#fefefe" loext:char-shading-value="0" style:font-name-complex="Calibri2"/>
    </style:style>
    <style:style style:name="T61" style:family="text">
      <style:text-properties style:font-name="Calibri" style:font-name-complex="Calibri2"/>
    </style:style>
    <style:style style:name="T62" style:family="text">
      <style:text-properties style:font-name="Calibri" officeooo:rsid="008c879a" style:font-name-complex="Calibri2"/>
    </style:style>
    <style:style style:name="T63" style:family="text">
      <style:text-properties style:font-name="Calibri" fo:font-size="11pt" officeooo:rsid="0079e702" fo:background-color="#fefefe" loext:char-shading-value="0" style:font-size-asian="11pt" style:font-name-complex="Calibri2"/>
    </style:style>
    <style:style style:name="T64" style:family="text">
      <style:text-properties style:font-name="Calibri" fo:font-size="11pt" officeooo:rsid="008c879a" fo:background-color="#ffffff" loext:char-shading-value="0" style:font-size-asian="11pt" style:font-name-complex="Calibri2"/>
    </style:style>
    <style:style style:name="T65" style:family="text">
      <style:text-properties style:font-name="Calibri" fo:font-size="11pt" officeooo:rsid="008c879a" style:font-size-asian="11pt" style:font-name-complex="Calibri2"/>
    </style:style>
    <style:style style:name="T66"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67" style:family="text">
      <style:text-properties fo:color="#000000" loext:opacity="100%" fo:language="en" fo:country="US" style:letter-kerning="false" style:font-name-asian="Times New Roman1" style:language-asian="en" style:country-asian="US" style:language-complex="ar" style:country-complex="SA"/>
    </style:style>
    <style:style style:name="T68" style:family="text">
      <style:text-properties fo:color="#000000" loext:opacity="100%"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69" style:family="text">
      <style:text-properties officeooo:rsid="0043bc76"/>
    </style:style>
    <style:style style:name="T70" style:family="text">
      <style:text-properties officeooo:rsid="00451a0b"/>
    </style:style>
    <style:style style:name="T71" style:family="text">
      <style:text-properties officeooo:rsid="0046427f"/>
    </style:style>
    <style:style style:name="T72" style:family="text">
      <style:text-properties officeooo:rsid="0042330d"/>
    </style:style>
    <style:style style:name="T73" style:family="text">
      <style:text-properties officeooo:rsid="0046d0d7"/>
    </style:style>
    <style:style style:name="T74" style:family="text">
      <style:text-properties officeooo:rsid="004ee257"/>
    </style:style>
    <style:style style:name="T75" style:family="text">
      <style:text-properties officeooo:rsid="00433991"/>
    </style:style>
    <style:style style:name="T76" style:family="text">
      <style:text-properties officeooo:rsid="0043a79f"/>
    </style:style>
    <style:style style:name="T77" style:family="text">
      <style:text-properties fo:language="en" fo:country="US"/>
    </style:style>
    <style:style style:name="T78" style:family="text">
      <style:text-properties fo:language="en" fo:country="US" officeooo:rsid="005af95d" style:font-size-complex="12pt"/>
    </style:style>
    <style:style style:name="T79" style:family="text">
      <style:text-properties fo:language="en" fo:country="US" officeooo:rsid="005feb95"/>
    </style:style>
    <style:style style:name="T80" style:family="text">
      <style:text-properties fo:language="en" fo:country="US" officeooo:rsid="009093a0"/>
    </style:style>
    <style:style style:name="T81" style:family="text">
      <style:text-properties fo:language="en" fo:country="US" officeooo:rsid="00943a70"/>
    </style:style>
    <style:style style:name="T82" style:family="text">
      <style:text-properties fo:language="en" fo:country="US" officeooo:rsid="009a5254"/>
    </style:style>
    <style:style style:name="T83" style:family="text">
      <style:text-properties fo:language="en" fo:country="US" officeooo:rsid="009ed41e"/>
    </style:style>
    <style:style style:name="T84" style:family="text">
      <style:text-properties fo:language="en" fo:country="US" officeooo:rsid="00a05b95"/>
    </style:style>
    <style:style style:name="T85" style:family="text">
      <style:text-properties fo:language="en" fo:country="US" officeooo:rsid="00a1c63e"/>
    </style:style>
    <style:style style:name="T86" style:family="text">
      <style:text-properties style:font-name="Calibri1" fo:font-size="10pt" fo:language="en" fo:country="US" style:font-size-asian="10pt" style:language-asian="en" style:country-asian="US" style:font-name-complex="Calibri2" style:font-size-complex="10pt"/>
    </style:style>
    <style:style style:name="T87" style:family="text">
      <style:text-properties officeooo:rsid="005feb95"/>
    </style:style>
    <style:style style:name="T88" style:family="text">
      <style:text-properties officeooo:rsid="0062940d"/>
    </style:style>
    <style:style style:name="T89" style:family="text">
      <style:text-properties officeooo:rsid="0063f620"/>
    </style:style>
    <style:style style:name="T90" style:family="text">
      <style:text-properties officeooo:rsid="00680df0"/>
    </style:style>
    <style:style style:name="T91" style:family="text">
      <style:text-properties officeooo:rsid="0068bec3"/>
    </style:style>
    <style:style style:name="T92" style:family="text">
      <style:text-properties officeooo:rsid="0069d539"/>
    </style:style>
    <style:style style:name="T93" style:family="text">
      <style:text-properties officeooo:rsid="006ae5b2"/>
    </style:style>
    <style:style style:name="T94" style:family="text">
      <style:text-properties officeooo:rsid="006d4a8f"/>
    </style:style>
    <style:style style:name="T95" style:family="text">
      <style:text-properties officeooo:rsid="006dae1b"/>
    </style:style>
    <style:style style:name="T96" style:family="text">
      <style:text-properties officeooo:rsid="006e0b2d"/>
    </style:style>
    <style:style style:name="T97" style:family="text">
      <style:text-properties officeooo:rsid="0070fbe4"/>
    </style:style>
    <style:style style:name="T98" style:family="text">
      <style:text-properties fo:text-transform="uppercase" fo:font-size="10pt" fo:letter-spacing="0.026cm" officeooo:rsid="007f796a" style:font-size-asian="10pt"/>
    </style:style>
    <style:style style:name="T99" style:family="text">
      <style:text-properties officeooo:rsid="00865c42"/>
    </style:style>
    <style:style style:name="T100" style:family="text">
      <style:text-properties officeooo:rsid="00947cdf"/>
    </style:style>
    <style:style style:name="T101" style:family="text">
      <style:text-properties style:text-position="super 58%" fo:language="en" fo:country="US" officeooo:rsid="00a05b95"/>
    </style:style>
    <style:style style:name="T102" style:family="text">
      <style:text-properties officeooo:rsid="00a543c3"/>
    </style:style>
    <style:style style:name="T103" style:family="text">
      <style:text-properties officeooo:rsid="00ba55d4"/>
    </style:style>
    <style:style style:name="T104" style:family="text">
      <style:text-properties officeooo:rsid="00be0918"/>
    </style:style>
    <style:style style:name="T105" style:family="text">
      <style:text-properties officeooo:rsid="00bfd66f"/>
    </style:style>
    <style:style style:name="T106" style:family="text">
      <style:text-properties officeooo:rsid="00c74fcb"/>
    </style:style>
    <style:style style:name="T107" style:family="text">
      <style:text-properties officeooo:rsid="00d60eaf"/>
    </style:style>
    <style:style style:name="T108" style:family="text">
      <style:text-properties officeooo:rsid="00d6708b"/>
    </style:style>
    <style:style style:name="T109" style:family="text">
      <style:text-properties officeooo:rsid="00d7d9c1"/>
    </style:style>
    <style:style style:name="T110" style:family="text">
      <style:text-properties officeooo:rsid="00d7bd26"/>
    </style:style>
    <style:style style:name="T111" style:family="text">
      <style:text-properties officeooo:rsid="00d91abe"/>
    </style:style>
    <style:style style:name="T112" style:family="text">
      <style:text-properties officeooo:rsid="00e14d89"/>
    </style:style>
    <style:style style:name="T113" style:family="text">
      <style:text-properties officeooo:rsid="00f36301"/>
    </style:style>
    <style:style style:name="T114" style:family="text">
      <style:text-properties officeooo:rsid="00f5e58c"/>
    </style:style>
    <style:style style:name="T115" style:family="text">
      <style:text-properties officeooo:rsid="00fbe2ee"/>
    </style:style>
    <style:style style:name="T116" style:family="text">
      <style:text-properties officeooo:rsid="00fd69af"/>
    </style:style>
    <style:style style:name="T117" style:family="text">
      <style:text-properties officeooo:rsid="01005eb3"/>
    </style:style>
    <style:style style:name="T118" style:family="text">
      <style:text-properties officeooo:rsid="010c7a54"/>
    </style:style>
    <style:style style:name="T119" style:family="text">
      <style:text-properties officeooo:rsid="010d5ade"/>
    </style:style>
    <style:style style:name="T120" style:family="text">
      <style:text-properties officeooo:rsid="010f9b96"/>
    </style:style>
    <style:style style:name="T121" style:family="text">
      <style:text-properties officeooo:rsid="01106796"/>
    </style:style>
    <style:style style:name="T122" style:family="text">
      <style:text-properties officeooo:rsid="00fa77e5"/>
    </style:style>
    <style:style style:name="T123" style:family="text">
      <style:text-properties officeooo:rsid="01154cc4"/>
    </style:style>
    <style:style style:name="T124" style:family="text">
      <style:text-properties officeooo:rsid="01162642"/>
    </style:style>
    <style:style style:name="T125" style:family="text">
      <style:text-properties officeooo:rsid="01180f94"/>
    </style:style>
    <style:style style:name="T126" style:family="text">
      <style:text-properties officeooo:rsid="0119c1f9"/>
    </style:style>
    <style:style style:name="T127" style:family="text">
      <style:text-properties officeooo:rsid="0120d729"/>
    </style:style>
    <style:style style:name="T128" style:family="text">
      <style:text-properties officeooo:rsid="01227d6d"/>
    </style:style>
    <style:style style:name="T129" style:family="text">
      <style:text-properties officeooo:rsid="0123bc03"/>
    </style:style>
    <style:style style:name="T130" style:family="text">
      <style:text-properties officeooo:rsid="01286230"/>
    </style:style>
    <style:style style:name="T131" style:family="text">
      <style:text-properties officeooo:rsid="012c958c"/>
    </style:style>
    <style:style style:name="T132" style:family="text">
      <style:text-properties officeooo:rsid="012f2703"/>
    </style:style>
    <style:style style:name="T133" style:family="text">
      <style:text-properties officeooo:rsid="01304441"/>
    </style:style>
    <style:style style:name="T134" style:family="text">
      <style:text-properties officeooo:rsid="01316a5f"/>
    </style:style>
    <style:style style:name="T135" style:family="text">
      <style:text-properties officeooo:rsid="01347ea5"/>
    </style:style>
    <style:style style:name="T136" style:family="text">
      <style:text-properties officeooo:rsid="01387a21"/>
    </style:style>
    <style:style style:name="T137" style:family="text">
      <style:text-properties officeooo:rsid="0138af7c"/>
    </style:style>
    <style:style style:name="T138" style:family="text">
      <style:text-properties officeooo:rsid="013ad982"/>
    </style:style>
    <style:style style:name="T139" style:family="text">
      <style:text-properties officeooo:rsid="013badf3"/>
    </style:style>
    <style:style style:name="T140" style:family="text">
      <style:text-properties officeooo:rsid="013cf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rey Jackson</text:p>
      <text:p text:style-name="P36"><text:span text:style-name="T1">SUDBURY, ONTARIO <text:s/>• 705-</text:span><text:span text:style-name="T28">626-1433</text:span><text:span text:style-name="T1"> • </text:span><text:span text:style-name="Internet_20_link"><text:span text:style-name="T3">cjaxsn@gmail.com</text:span></text:span><text:span text:style-name="T1"> • </text:span><text:a xlink:type="simple" xlink:href="https://coreyjackson.ca/" text:style-name="Internet_20_link" text:visited-style-name="Visited_20_Internet_20_Link"><text:span text:style-name="Internet_20_link"><text:span text:style-name="T16">https://coreyjackson.ca</text:span></text:span></text:a></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8">PROFILE</text:p>
          </table:table-cell>
          <table:covered-table-cell/>
          <table:covered-table-cell/>
        </table:table-row>
        <table:table-row table:style-name="Table1.1">
          <table:table-cell table:style-name="Table1.A1" table:number-columns-spanned="3" office:value-type="string">
            <text:list text:style-name="WWNum56">
              <text:list-item>
                <text:p text:style-name="P60"><text:span text:style-name="T5">Senior IT </text:span><text:span text:style-name="T17">p</text:span><text:span text:style-name="T4">rofessional with</text:span><text:span text:style-name="T18"> </text:span><text:span text:style-name="T68">20</text:span><text:span text:style-name="T18">+</text:span><text:span text:style-name="T4"> years of practical experience in </text:span><text:span text:style-name="T13">IT </text:span><text:span text:style-name="T6">management, </text:span><text:span text:style-name="T7">project management</text:span><text:span text:style-name="T8">, </text:span><text:span text:style-name="T4">software engineering, </text:span><text:span text:style-name="T9">quality assurance, business system analysis, </text:span><text:span text:style-name="T14">and </text:span><text:span text:style-name="T4">application support</text:span></text:p>
              </text:list-item>
              <text:list-item>
                <text:p text:style-name="P61"><text:span text:style-name="T4">Experience in several industries including mining, construction, science, </text:span><text:span text:style-name="T15">technology</text:span><text:span text:style-name="T4">, sports &amp; entertainment, </text:span><text:span text:style-name="T15">government and military</text:span></text:p>
              </text:list-item>
              <text:list-item>
                <text:p text:style-name="P62"><text:span text:style-name="T4">Extensive experience in managing small to large and low to high complexity technology projects using </text:span><text:span text:style-name="T10">project management practices such as </text:span><text:span text:style-name="T4">planning, monitoring, and controlling </text:span><text:span text:style-name="T10">measures </text:span><text:span text:style-name="T11">of projects including plans, timelines, resources, and budget</text:span><text:span text:style-name="T12">s</text:span></text:p>
              </text:list-item>
              <text:list-item>
                <text:p text:style-name="P63">Experience in leading teams, <text:span text:style-name="T125">people management, </text:span><text:span text:style-name="T126">and working with cross-functional teams</text:span></text:p>
              </text:list-item>
              <text:list-item>
                <text:p text:style-name="P64"><text:span text:style-name="T123">Experience</text:span> in <text:span text:style-name="T123">IT </text:span><text:span text:style-name="T116">strategic business planning </text:span><text:span text:style-name="T123">aligning with company goals, </text:span><text:span text:style-name="T124">objectives </text:span><text:span text:style-name="T127">and strategic plans</text:span></text:p>
              </text:list-item>
              <text:list-item>
                <text:p text:style-name="P65"><text:span text:style-name="T120">W</text:span><text:span text:style-name="T119">orking knowledge of end to end supply chain management </text:span><text:span text:style-name="T121">(demand, supply, logistics, procurement, operations, sales, service)</text:span></text:p>
              </text:list-item>
              <text:list-item>
                <text:p text:style-name="P68">Experienced with IT governance frameworks <text:span text:style-name="T139">(</text:span>ITIL, TOGAF<text:span text:style-name="T139">)</text:span> and developing policies, procedures, standards, <text:span text:style-name="T139">and best practices</text:span></text:p>
              </text:list-item>
              <text:list-item>
                <text:p text:style-name="P65"><text:span text:style-name="T117">Experienced with RFI/RFQ/</text:span>RFP development,<text:span text:style-name="T117"> evaluation,</text:span> and process execution for vendor and solution selections</text:p>
              </text:list-item>
              <text:list-item>
                <text:p text:style-name="P66"><text:span text:style-name="T122">Experience in GAP </text:span><text:span text:style-name="T78">a</text:span><text:span text:style-name="T122">nalysis and </text:span><text:span text:style-name="T78">p</text:span><text:span text:style-name="T122">rocess </text:span><text:span text:style-name="T78">m</text:span><text:span text:style-name="T122">apping supplemented with </text:span><text:span text:style-name="T115">working </text:span><text:span text:style-name="T122">knowledge </text:span><text:span text:style-name="T115">and experience </text:span><text:span text:style-name="T122">of </text:span><text:span text:style-name="T78">w</text:span><text:span text:style-name="T122">aterfall, </text:span><text:span text:style-name="T78">a</text:span><text:span text:style-name="T122">gile development, </text:span><text:span text:style-name="T115">sprint planning</text:span><text:span text:style-name="T122"> and requirement management methodologies</text:span></text:p>
              </text:list-item>
              <text:list-item>
                <text:p text:style-name="P65">Competent in managing client relationships, anticipating and addressing underlying needs, proactively adding value to products, services and processes</text:p>
              </text:list-item>
              <text:list-item>
                <text:p text:style-name="P67">Adept in <text:span text:style-name="T132">managing IT infrastructure and software, with continuous focus on security and costs</text:span></text:p>
              </text:list-item>
              <text:list-item>
                <text:p text:style-name="P67">Excellent problem-solving skills with strong technical background, <text:span text:style-name="T128">continuously enhancing</text:span> knowledge <text:span text:style-name="T128">of</text:span> latest technologies</text:p>
              </text:list-item>
              <text:list-item>
                <text:p text:style-name="P69">Exceptional work ethics, ability to work without need for direct supervision, multitasking, and timely completion of all assignments</text:p>
              </text:list-item>
              <text:list-item>
                <text:p text:style-name="P70">Safety focused mindse<text:span text:style-name="T133">t</text:span>, <text:span text:style-name="T133">p</text:span>articipat<text:span text:style-name="T133">ing</text:span> as a<text:span text:style-name="T134">n MOL certified</text:span> joint health and safety committee member</text:p>
              </text:list-item>
            </text:list>
            <text:p text:style-name="P52">S<text:span text:style-name="T98">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79908625" text:style-name="WWNum1">
              <text:list-item>
                <text:p text:style-name="P56">Leadership, team building, decision making, mentoring, <text:span text:style-name="T129">motivating, </text:span>negotiation, and presentation skills</text:p>
              </text:list-item>
              <text:list-item>
                <text:p text:style-name="P56">Innovative, creative, responsible, cooperative, hard working, versatile, flexible, and adaptable</text:p>
              </text:list-item>
              <text:list-item>
                <text:p text:style-name="P56">Possess strong organizational, time management, conflict management, and analytical thinking skills</text:p>
              </text:list-item>
              <text:list-item text:style-override="WWNum4">
                <text:p text:style-name="P57">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5">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text:span text:style-name="T19">Management: </text:span>Strategic planning, department &amp; product management, budgeting, performance <text:span text:style-name="T94">&amp; resource</text:span> m<text:span text:style-name="T47">anagement</text:span></text:p>
            <text:p text:style-name="P7"><text:span text:style-name="T19">Project Management:</text:span>Agile, Waterfall, Scrum, Scheduling, Prioritization, JIRA, <text:span text:style-name="T95">Confluence, </text:span>MS Project/<text:span text:style-name="T118">Excel</text:span>, Primavera</text:p>
            <text:p text:style-name="P3"><text:span text:style-name="T19">Architecture: </text:span>TOGAF, SDLC, process mapping, data modelling, service oriented architecture (SOA)</text:p>
            <text:p text:style-name="P7"><text:span text:style-name="T19">Security:</text:span> <text:span text:style-name="T104">Physical Security, Door Locks, </text:span><text:span text:style-name="T105">Surveillance Systems, </text:span>Vulnerability Management, Penetration Testing, Ethical Hacking, System Hardening, Information Security, Secure Application Development, Password Management, NIST 800-x, ISO 27001, PCI DSS, 2FA/MFA, OAuth, SSO, SAML, SSL/TLS, AES, PGP, CORS, CSRF, XSS, Email and Web Security Gateways, DLP, DMARC, Kali Linux, FileAudit Plus, Netwrix, Nessus, Metasploit, Nikto</text:p>
            <text:p text:style-name="P7"><text:span text:style-name="T19">Cloud &amp; Server Computing: </text:span>IaaS, PaaS, Saa<text:span text:style-name="T42">S</text:span>, Azure, <text:span text:style-name="T130">AWS,</text:span> <text:span text:style-name="T90">GCP, </text:span>Digital Ocean, <text:span text:style-name="T91">OpenStack, </text:span>Scale, VMWare, <text:span text:style-name="T96">Hyper-V</text:span></text:p>
            <text:p text:style-name="P7"><text:span text:style-name="T19">DevOps:</text:span> Bamboo, BitBucket, Git, SourceTree, TortoiseGit, Bash/Shell, PowerShell, <text:span text:style-name="T97">Bamboo, </text:span>Kubernetes, <text:span text:style-name="T107">CI/CD</text:span></text:p>
            <text:p text:style-name="P7"><text:span text:style-name="T19">Development Languages/Technologies: </text:span>.<text:span text:style-name="T48">NET/Core, </text:span>API’s, Python, JSON, ASP,JSP,PHP, Perl, CSS, HTML, XML, AJAX, Bootstrap, jQuery, React, AngularJS, node.js, Java, JavaScript, Groovy, C#, Git, SPA, PWA, <text:span text:style-name="T92">Nunit, </text:span><text:span text:style-name="T93">Log4Net</text:span></text:p>
            <text:p text:style-name="P4"><text:span text:style-name="T19">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19"><text:span text:style-name="T19">OT/Process Control</text:span>: SCADA, DCS, InFusion, Wonderware, Foxboro, PLCs, RSView, HMI’s</text:p>
            <text:p text:style-name="P19"><text:span text:style-name="T23">Commercial Software</text:span>: <text:span text:style-name="T109">SAP ERP, Oracle ERP, PeopleSoft, </text:span><text:span text:style-name="T108">Jonas </text:span><text:span text:style-name="T111">ERP</text:span>, <text:span text:style-name="T110">Salesforce, </text:span><text:span text:style-name="T109">S</text:span><text:span text:style-name="T137">age, EHS Systems, </text:span><text:span text:style-name="T138">Bamboo HR</text:span></text:p>
            <text:p text:style-name="P4"><text:span text:style-name="T19">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pan text:style-name="T25">Networking </text:span><text:span text:style-name="T19">Tools:</text:span> inSSIDer, NetSpot, NetLimiter, PTRG, PuTTY, Nmap, Wireshark, tcpdump, iPerf</text:p>
            <text:p text:style-name="P5"><text:span text:style-name="T19">Web Servers and </text:span><text:span text:style-name="T22">Sys Admin</text:span><text:span text:style-name="T19">:</text:span> Apache, NGINX, IIS, Tomcat, <text:span text:style-name="T103">M</text:span><text:span text:style-name="T74">365, </text:span><text:span text:style-name="T75">Exchange, </text:span>Team Viewer, Anydesk, RDP,<text:span text:style-name="T75"> </text:span><text:span text:style-name="T76">InTune</text:span></text:p>
            <text:p text:style-name="P5"><text:soft-page-break/><text:span text:style-name="T19">Operating Systems/</text:span><text:span text:style-name="T21">Servers</text:span><text:span text:style-name="T19">:</text:span> Linux, Unix, Mac OS, iOS, Android, Windows 10/Server 2000-20<text:span text:style-name="T140">22</text:span>,<text:span text:style-name="T72"> </text:span>VMS, DOS, <text:span text:style-name="T73">Citrix</text:span></text:p>
            <text:p text:style-name="P7"><text:span text:style-name="T19">Design/Estimating:</text:span> UML, ERD, DFD, Visio, Draw.io, AutoCAD, Revit, SketchUp, Accubid, WinEst</text:p>
            <text:p text:style-name="P7"><text:span text:style-name="T19">Reporting:</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5">WORk Experience</text:p>
          </table:table-cell>
          <table:covered-table-cell/>
          <table:covered-table-cell/>
        </table:table-row>
        <table:table-row table:style-name="Table1.7">
          <table:table-cell table:style-name="Table1.A1" office:value-type="string">
            <text:p text:style-name="P13"/>
          </table:table-cell>
          <table:table-cell table:style-name="Table1.A1" table:number-columns-spanned="2" office:value-type="string">
            <text:p text:style-name="P18"><text:span text:style-name="T38">Guardian Microsystems</text:span><text:span text:style-name="T19"><text:tab/>20</text:span><text:span text:style-name="T34">2</text:span><text:span text:style-name="T36">3</text:span><text:span text:style-name="T19"> - </text:span><text:span text:style-name="T36">Present</text:span><text:span text:style-name="T19"><text:tab/></text:span></text:p>
            <text:p text:style-name="P34">IT Support Specialist</text:p>
            <text:p text:style-name="P54">Established in 1999, Guardian is an IT managed service provider specializing in the design, implementation and maintenance of computer networks and information systems.</text:p>
            <text:p text:style-name="P41"/>
            <text:list xml:id="list31915402273753" text:continue-numbering="true" text:style-name="WWNum1">
              <text:list-item>
                <text:p text:style-name="P71">Network <text:span text:style-name="T114">and Systems </text:span>Administration <text:span text:style-name="T135">(Primarily remote based)</text:span></text:p>
              </text:list-item>
              <text:list-item>
                <text:p text:style-name="P73">Incident detection, response, and mitigation (cyber security)</text:p>
              </text:list-item>
              <text:list-item>
                <text:p text:style-name="P72">Evaluate systems and suggest improvements</text:p>
              </text:list-item>
              <text:list-item>
                <text:p text:style-name="P72"><text:span text:style-name="T113">Document and i</text:span>mplement best practices</text:p>
              </text:list-item>
              <text:list-item>
                <text:p text:style-name="P74">Collaborates and contributes information to teams</text:p>
              </text:list-item>
              <text:list-item>
                <text:p text:style-name="P71">Provide internal and end user support</text:p>
              </text:list-item>
              <text:list-item>
                <text:p text:style-name="P75">Product lead on endpoint protection</text:p>
              </text:list-item>
            </text:list>
            <text:p text:style-name="P35"/>
            <text:p text:style-name="P17"><text:span text:style-name="T32">Science North</text:span><text:span text:style-name="T19"><text:tab/><text:tab/></text:span><text:span text:style-name="T33">Feb</text:span><text:span text:style-name="T24">. </text:span><text:span text:style-name="T19">20</text:span><text:span text:style-name="T34">2</text:span><text:span text:style-name="T33">2</text:span><text:span text:style-name="T19"> - </text:span><text:span text:style-name="T35">Oct</text:span><text:span text:style-name="T24">. </text:span><text:span text:style-name="T19">202</text:span><text:span text:style-name="T33">2</text:span><text:span text:style-name="T19"><text:tab/></text:span></text:p>
            <text:p text:style-name="P33">Senior IT Manager</text:p>
            <text:p text:style-name="P40"><text:span text:style-name="T60">S</text:span><text:span text:style-name="T59">cience North operates an interactive science centre and mine museum focusing principally on geology and mining history exhibitions. Science North is an agency of the government of Ontario and is a registered charitable organization.</text:span></text:p>
            <text:p text:style-name="P44"/>
            <text:list xml:id="list31916915181885" text:continue-numbering="true" text:style-name="WWNum1">
              <text:list-item>
                <text:p text:style-name="P76">Developed and implemented short and long term IT strategic plans</text:p>
              </text:list-item>
              <text:list-item>
                <text:p text:style-name="P104">Responsible for leading, planning, organizing, and managing IT operations</text:p>
              </text:list-item>
              <text:list-item>
                <text:p text:style-name="P104">Responsible for man<text:span text:style-name="T106">a</text:span>ging user support</text:p>
              </text:list-item>
              <text:list-item>
                <text:p text:style-name="P104">Implemented an IT service management system</text:p>
              </text:list-item>
              <text:list-item>
                <text:p text:style-name="P104">Implemented an IT change management system</text:p>
              </text:list-item>
              <text:list-item>
                <text:p text:style-name="P105">Improved security posture</text:p>
                <text:p text:style-name="P104"/>
              </text:list-item>
            </text:list>
            <text:p text:style-name="P23"><text:span text:style-name="T43">CFMWS</text:span><text:tab/><text:tab/><text:span text:style-name="T43">Jul</text:span><text:span text:style-name="T69">. </text:span>20<text:span text:style-name="T43">21</text:span> - <text:span text:style-name="T43">Nov</text:span><text:span text:style-name="T69">. </text:span>202<text:span text:style-name="T43">1</text:span><text:tab/></text:p>
            <text:p text:style-name="P32">Senior IT Manager/Project Director <text:span text:style-name="T131">(Contract)</text:span></text:p>
            <text:p text:style-name="P39"><text:span text:style-name="T59">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60">CFMWS offers programs and services to support the changing needs of the Canadian Armed Forces (CAF) by enhancing their mental, social, physical and financial wellbeing.</text:span></text:p>
            <text:p text:style-name="P43"/>
            <text:list xml:id="list31916639108022" text:continue-numbering="true" text:style-name="WWNum1">
              <text:list-item>
                <text:p text:style-name="P77">Acted in role as a project director <text:span text:style-name="T77">for an enterprise backup solution</text:span></text:p>
              </text:list-item>
              <text:list-item>
                <text:p text:style-name="P78">Acted in role as a project director for cloud migration of IT services</text:p>
              </text:list-item>
            </text:list>
            <text:p text:style-name="P20"/>
            <text:p text:style-name="P20">Sofvie Inc.<text:tab/><text:tab/><text:span text:style-name="T69">Sep. </text:span>2019 - <text:span text:style-name="T69">Jul. </text:span>2020<text:tab/></text:p>
            <text:p text:style-name="P24">Product &amp; Service Supervisor</text:p>
            <text:p text:style-name="P37"><text:span text:style-name="T57">Sofvie is a software and service organization focused on minimizing workplace hazards and aligning workplace culture using Risk and EHS Management Software to generate collaborative intelligence. </text:span><text:span text:style-name="T63">This</text:span><text:span text:style-name="T59">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42"/>
            <text:list xml:id="list31915230150643" text:continue-numbering="true" text:style-name="WWNum1">
              <text:list-item>
                <text:p text:style-name="P79">Managed direct reports in various roles of product development and tiered support</text:p>
              </text:list-item>
              <text:list-item>
                <text:p text:style-name="P79">Supervised direct reports in tiered support and service of customers and internal staff</text:p>
              </text:list-item>
              <text:list-item>
                <text:p text:style-name="P79">Mentored direct reports in full stack software development languages and frameworks</text:p>
              </text:list-item>
              <text:list-item>
                <text:p text:style-name="P79"><text:soft-page-break/>Acted as a subject matter expert on report development setting up a framework for the bulk conversion of previously developed reports to an open source solution</text:p>
              </text:list-item>
              <text:list-item>
                <text:p text:style-name="P106"><text:span text:style-name="T52">A</text:span><text:span text:style-name="T49">cted as a subject matter expert on application security (Secure API, XSS, SQL Injection, Access Control, Logging &amp; Monitoring)</text:span></text:p>
              </text:list-item>
              <text:list-item>
                <text:p text:style-name="P79"><text:span text:style-name="T80">Managed</text:span> the development of a standardized product API for integration with other software systems such as ERP’s</text:p>
              </text:list-item>
              <text:list-item>
                <text:p text:style-name="P79">Managed the agile project development plan, acted as scrum master, and performed sprint planning using JIRA</text:p>
              </text:list-item>
              <text:list-item>
                <text:p text:style-name="P107"><text:span text:style-name="T49">Contributed to definition and implementation of </text:span><text:span text:style-name="T55">service </text:span><text:span text:style-name="T49">desk processes and procedures </text:span><text:span text:style-name="T55">such as service level agreements, </text:span><text:span text:style-name="T49">escalation management, and the framework for 24x7 product support</text:span></text:p>
              </text:list-item>
              <text:list-item>
                <text:p text:style-name="P112"><text:span text:style-name="T49">Acted as a liaison between business stakeholders, product support, development staff, and other cross-functional </text:span><text:span text:style-name="T55">teams both onsite and in remote locations to identify any system/functional gaps, pro-actively monitoring environments for efficiency and </text:span><text:span text:style-name="T86">continuous improvements</text:span></text:p>
              </text:list-item>
              <text:list-item>
                <text:p text:style-name="P114">Implemented Git as a source code control management system and implemented a standard repository strategy for core product and customizations</text:p>
              </text:list-item>
              <text:list-item>
                <text:p text:style-name="P79">Supervised direct reports in continuous delivery and continuous integration (CI/CD) of products (DevOps)</text:p>
              </text:list-item>
              <text:list-item>
                <text:p text:style-name="P79">Managed best practices and standards in the product development of a secure risk management system</text:p>
              </text:list-item>
              <text:list-item>
                <text:p text:style-name="P99">Advocated for storage and accessibility of all product and company documentation, including meeting minutes</text:p>
              </text:list-item>
              <text:list-item>
                <text:p text:style-name="P79">Lead product quality assurance and implementation of automated testing framework</text:p>
              </text:list-item>
              <text:list-item>
                <text:p text:style-name="P89">Lead the software development of a cloud-native product from a legacy application</text:p>
              </text:list-item>
              <text:list-item>
                <text:p text:style-name="P107"><text:span text:style-name="T49">Participated in product hosting strategy </text:span><text:span text:style-name="T51">using SaaS model</text:span><text:span text:style-name="T49"> (cloud, on premise, hybrid). <text:s/>Established </text:span><text:span text:style-name="T55">h</text:span><text:span text:style-name="T49">osting strategies </text:span><text:span text:style-name="T55">with </text:span><text:span text:style-name="T49">leading cloud providers including AWS, Microsoft Azure, IBM, and Digital Ocean </text:span><text:span text:style-name="T55">for global product delivery</text:span></text:p>
              </text:list-item>
              <text:list-item>
                <text:p text:style-name="P90">Providing leadership, direction and coaching to develop skills and organizational capabilities to meet/exceed strategic goals and achieve business results</text:p>
              </text:list-item>
              <text:list-item>
                <text:p text:style-name="P90">Coordinate escalations to identify and address business requirements gaps and loop back with Product Owner, as required</text:p>
              </text:list-item>
              <text:list-item>
                <text:p text:style-name="P90">Documentation and <text:span text:style-name="T81">r</text:span>eview of the Service Level Agreements with stakeholders, ensuring adherence to defined SLAs through daily operational meetings</text:p>
              </text:list-item>
              <text:list-item>
                <text:p text:style-name="P113"><text:span text:style-name="T49">Participating in finalizing training &amp; development plans for employees, and </text:span><text:span text:style-name="T55">continuous progress</text:span><text:span text:style-name="T49"> tracking</text:span></text:p>
              </text:list-item>
              <text:list-item>
                <text:p text:style-name="P91">Manage relationships and coordinate work between different teams at different locations, including relationships with all suppliers and subcontractors, monitor supplier and subcontractor progress and adherence to the contracts</text:p>
              </text:list-item>
              <text:list-item>
                <text:p text:style-name="P92">Implemented a <text:span text:style-name="T77">s</text:span>tandard <text:span text:style-name="T77">collaboration</text:span> system (Microsoft Teams)</text:p>
              </text:list-item>
              <text:list-item>
                <text:p text:style-name="P93">Communicate <text:span text:style-name="T83">with pro</text:span><text:span text:style-name="T84">duct owner</text:span><text:span text:style-name="T83">, project resources, </text:span><text:span text:style-name="T84">and 3</text:span><text:span text:style-name="T101">rd</text:span><text:span text:style-name="T84"> party vendors</text:span><text:span text:style-name="T83"> on a</text:span> proactive and on-going basis</text:p>
              </text:list-item>
            </text:list>
            <text:p text:style-name="P29"/>
            <text:p text:style-name="P20">TESC Contracting Company Ltd. &amp; SWSE Athletic Teams <text:s text:c="6"/><text:tab/><text:span text:style-name="T70">Nov. </text:span>2015 – <text:span text:style-name="T70">Jul. </text:span>2019</text:p>
            <text:p text:style-name="P24">IT Manager</text:p>
            <text:p text:style-name="P45">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50"/>
            <text:list xml:id="list31916722539108" text:continue-list="list31915230150643" text:style-name="WWNum4">
              <text:list-item>
                <text:p text:style-name="P103">Defined and implemented IT strategic initiatives based upon the company’s annual strategic business plan</text:p>
              </text:list-item>
              <text:list-item>
                <text:p text:style-name="P103">Defined company growth objectives in partnership with the business</text:p>
              </text:list-item>
              <text:list-item>
                <text:p text:style-name="P103">Built trusting relationships with key stakeholders serving as an advisor of technologies to improve effectiveness</text:p>
              </text:list-item>
              <text:list-item>
                <text:p text:style-name="P103">Defined technology roadmaps and overall technology vision</text:p>
              </text:list-item>
              <text:list-item>
                <text:p text:style-name="P103">Drove collaboration across multiple teams, business units and phases, aligning IT Systems with business operations</text:p>
              </text:list-item>
              <text:list-item>
                <text:p text:style-name="P103">Managed projects including the assessment of requirements, provisions of functional deliverables, milestone planning, project closure, and lessons learned</text:p>
              </text:list-item>
              <text:list-item>
                <text:p text:style-name="P103">Managed comprehensive IT portfolio and IT projects with direct reports and 3rd party resources</text:p>
              </text:list-item>
              <text:list-item>
                <text:p text:style-name="P103">Employee management (hiring, mentoring, training)</text:p>
              </text:list-item>
              <text:list-item>
                <text:p text:style-name="P115"><text:span text:style-name="T49">M</text:span><text:span text:style-name="T54">anaged a 24x7 IT </text:span><text:span text:style-name="T56">service desk</text:span><text:span text:style-name="T54"> utilizing ITIL framework for incident and problem management</text:span></text:p>
              </text:list-item>
              <text:list-item>
                <text:p text:style-name="P80">Implemented service level agreements (SLA) and escalation management for IT services (24x7 support)</text:p>
              </text:list-item>
              <text:list-item>
                <text:p text:style-name="P80">Implemented an interactive <text:span text:style-name="T100">IT metrics </text:span>reporting dashboard</text:p>
              </text:list-item>
              <text:list-item>
                <text:p text:style-name="P80">Implemented internal IT processes and procedures</text:p>
              </text:list-item>
              <text:list-item>
                <text:p text:style-name="P80">Implemented cost saving solutions in IT and areas of business, new technologies, policies, procedures, and standards</text:p>
              </text:list-item>
              <text:list-item>
                <text:p text:style-name="P94">Implemented customized CRM <text:span text:style-name="T112">solution </text:span>for business using Salesforce with integration to other systems</text:p>
              </text:list-item>
              <text:list-item>
                <text:p text:style-name="P81"><text:span text:style-name="T87">Assisted in the </text:span><text:span text:style-name="T79">i</text:span>mplement<text:span text:style-name="T87">ation of a</text:span> point of sale system at <text:span text:style-name="T87">the </text:span>Sudbury arena</text:p>
              </text:list-item>
              <text:list-item>
                <text:p text:style-name="P80"><text:soft-page-break/>Managed IT infrastructure including</text:p>
                <text:list>
                  <text:list-item>
                    <text:p text:style-name="P108"><text:span text:style-name="T55">S</text:span><text:span text:style-name="T49">ervers – Linux and Windows Server </text:span><text:span text:style-name="T55">b</text:span><text:span text:style-name="T49">ased, cloud and on premise hosting</text:span></text:p>
                  </text:list-item>
                  <text:list-item>
                    <text:p text:style-name="P108"><text:span text:style-name="T55">S</text:span><text:span text:style-name="T49">torage – SAN and cloud based storage</text:span></text:p>
                  </text:list-item>
                  <text:list-item>
                    <text:p text:style-name="P108"><text:span text:style-name="T55">B</text:span><text:span text:style-name="T49">ackups – On premise and cloud based backups</text:span></text:p>
                  </text:list-item>
                  <text:list-item>
                    <text:p text:style-name="P80">Network – Firewalls, UTM, switches, routers, site to site VPNs, etc.</text:p>
                  </text:list-item>
                  <text:list-item>
                    <text:p text:style-name="P108"><text:span text:style-name="T55">S</text:span><text:span text:style-name="T49">ecurity systems – </text:span><text:span text:style-name="T55">Building alarm systems, surveillance systems, keyless entry using IoT</text:span></text:p>
                  </text:list-item>
                </text:list>
              </text:list-item>
              <text:list-item>
                <text:p text:style-name="P100">Managed software licensing and contracts for all IT and IT related systems including: ERP, CRM, sales, accounting, HR, safety, and software for lines of business such as estimating, scaffolding, and construction projects</text:p>
              </text:list-item>
              <text:list-item>
                <text:p text:style-name="P101">Modernization of legacy applications (Time tracking system, project reporting, inventory management, safety information system, and HRIS)</text:p>
              </text:list-item>
              <text:list-item>
                <text:p text:style-name="P102">Managed internal web hosting of company websites using Apache as well as domain and DNS record management</text:p>
              </text:list-item>
              <text:list-item>
                <text:p text:style-name="P103">Implemented a security risk management framework including management, operational and physical security</text:p>
                <text:list>
                  <text:list-item>
                    <text:p text:style-name="P80">Server room / infrastructure security</text:p>
                  </text:list-item>
                  <text:list-item>
                    <text:p text:style-name="P80">Auditing</text:p>
                  </text:list-item>
                  <text:list-item>
                    <text:p text:style-name="P80">Mobile device management (MDM) and data loss prevention (DLP) on COPE and BYOD devices <text:span text:style-name="T99">(InTune &amp; SimpleMDM)</text:span></text:p>
                  </text:list-item>
                  <text:list-item>
                    <text:p text:style-name="P80">Information classification, password management</text:p>
                  </text:list-item>
                  <text:list-item>
                    <text:p text:style-name="P80">Email and web security gateways</text:p>
                  </text:list-item>
                  <text:list-item>
                    <text:p text:style-name="P80">Network intrusion and prevention systems</text:p>
                  </text:list-item>
                  <text:list-item>
                    <text:p text:style-name="P80">Enterprise anti-virus, anti-malware, and anti-ransomware</text:p>
                  </text:list-item>
                  <text:list-item>
                    <text:p text:style-name="P80">Security awareness training (email security, phishing, vishing, etc)</text:p>
                  </text:list-item>
                  <text:list-item>
                    <text:p text:style-name="P95">Secured software applications and internally developed applications</text:p>
                  </text:list-item>
                </text:list>
              </text:list-item>
              <text:list-item>
                <text:p text:style-name="P96">Provided leadership, planning and estimating, cost tracking, presentations, and communication of the following key IT projects:</text:p>
                <text:list>
                  <text:list-item>
                    <text:p text:style-name="P80">Digital transformation (paperless and digital workflows)</text:p>
                  </text:list-item>
                  <text:list-item>
                    <text:p text:style-name="P80">Global enterprise wireless network (Unified company wireless network in branch offices and job sites using RADIUS)</text:p>
                  </text:list-item>
                  <text:list-item>
                    <text:p text:style-name="P108"><text:span text:style-name="T55">S</text:span><text:span text:style-name="T49">tandard video conferencing and collaboration system (Microsoft Teams)</text:span></text:p>
                  </text:list-item>
                  <text:list-item>
                    <text:p text:style-name="P108"><text:span text:style-name="T55">I</text:span><text:span text:style-name="T49">nventory management systems (IT assets and specific business areas such as tool shop and scaffolding)</text:span></text:p>
                  </text:list-item>
                  <text:list-item>
                    <text:p text:style-name="P80">Standard web-based project reporting</text:p>
                  </text:list-item>
                  <text:list-item>
                    <text:p text:style-name="P108"><text:span text:style-name="T55">S</text:span><text:span text:style-name="T49">afety management information system (eCompliance)</text:span></text:p>
                  </text:list-item>
                  <text:list-item>
                    <text:p text:style-name="P108"><text:span text:style-name="T55">C</text:span><text:span text:style-name="T49">ompany intranet (cloud based on Azure, single sign on using Azure AD)</text:span></text:p>
                  </text:list-item>
                  <text:list-item>
                    <text:p text:style-name="P111"><text:span text:style-name="T55">G</text:span><text:span text:style-name="T49">lobal VoIP system (migrated from analogue/POTS lines to VoIP system using FreePBX and SIP phones)</text:span></text:p>
                  </text:list-item>
                </text:list>
              </text:list-item>
              <text:list-item>
                <text:p text:style-name="P84">Communicate <text:span text:style-name="T83">with project stakeholders, business </text:span><text:span text:style-name="T84">unit</text:span><text:span text:style-name="T83"> managers, project resources, </text:span><text:span text:style-name="T84">and 3</text:span><text:span text:style-name="T101">rd</text:span><text:span text:style-name="T84"> party vendors</text:span><text:span text:style-name="T83"> on a</text:span> proactive and on-going basis</text:p>
              </text:list-item>
            </text:list>
            <text:p text:style-name="P8"/>
            <text:p text:style-name="P20">Vale Canada Limited<text:tab/> <text:s/><text:span text:style-name="T71">Jan. </text:span>2009 – <text:span text:style-name="T71">Oct. </text:span>2015</text:p>
            <text:p text:style-name="P24">IT Subject Matter Expert / IT Project Manager</text:p>
            <text:p text:style-name="P47">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7"/>
            <text:list xml:id="list31915527937245" text:continue-numbering="true" text:style-name="WWNum4">
              <text:list-item>
                <text:p text:style-name="P82">Managed a team of developers providing oversight and mentoring, resource scheduling and performance evaluations</text:p>
              </text:list-item>
              <text:list-item>
                <text:p text:style-name="P109"><text:span text:style-name="T66">Performed in role of project manager</text:span><text:span text:style-name="T49"> managing all aspects of IT projects including project budgeting, initiation, planning, execution, monitoring, and closure</text:span></text:p>
              </text:list-item>
              <text:list-item>
                <text:p text:style-name="P97">Performed in project estimation as a subject matter expert</text:p>
              </text:list-item>
              <text:list-item>
                <text:p text:style-name="P82">Developed and managed project plans using a variety of tools including MS Project and HPPM</text:p>
              </text:list-item>
              <text:list-item>
                <text:p text:style-name="P82">Implemented best practices, standards, and product roadmaps as a subject matter expert for areas of expertise</text:p>
              </text:list-item>
              <text:list-item>
                <text:p text:style-name="P98">Provided <text:span text:style-name="T102">or approved</text:span> application architecture <text:span text:style-name="T82">for</text:span> several software applications including:</text:p>
                <text:list>
                  <text:list-item>
                    <text:p text:style-name="P98"><text:span text:style-name="T67">C</text:span>omputerized mould tracking system (Web based, .NET application)</text:p>
                  </text:list-item>
                  <text:list-item>
                    <text:p text:style-name="P98">Process Information Management Application (division wide web based production information reporting system consisting of KPI’s and real-time information. Using SharePoint and web technologies)</text:p>
                  </text:list-item>
                  <text:list-item>
                    <text:p text:style-name="P98"><text:span text:style-name="T67">C</text:span>omputerized systems for the atmospheric emissions reduction (AER) program (web-based applications)</text:p>
                  </text:list-item>
                  <text:list-item>
                    <text:p text:style-name="P98"><text:span text:style-name="T67">S</text:span>melting converter aisle monitoring system (<text:span text:style-name="T132">M</text:span>onitor the process of nickel smelting process and used by operators <text:span text:style-name="T67">to assist in decision making)</text:span></text:p>
                  </text:list-item>
                </text:list>
              </text:list-item>
              <text:list-item>
                <text:p text:style-name="P82">Managed the implementation of many IT projects such as:</text:p>
                <text:list>
                  <text:list-item>
                    <text:p text:style-name="P109"><text:span text:style-name="T66">R</text:span><text:span text:style-name="T49">edundant data collection system (Real-time </text:span><text:span text:style-name="T66">data collection from </text:span><text:span text:style-name="T49">Smelter process control network to business network </text:span><text:soft-page-break/><text:span text:style-name="T49">using OPC and OSISoft PI technologies)</text:span></text:p>
                  </text:list-item>
                  <text:list-item>
                    <text:p text:style-name="P109"><text:span text:style-name="T66">Data Migration of legacy data historian (</text:span><text:span text:style-name="T49">migration of Setcim data historian to OSISoft PI historian)</text:span></text:p>
                  </text:list-item>
                </text:list>
              </text:list-item>
              <text:list-item>
                <text:p text:style-name="P82">Product lead on SAP Manufacturing Integration and Intelligence (MII)</text:p>
                <text:list>
                  <text:list-item>
                    <text:p text:style-name="P82">attended conferences, formal training, and networking with global colleagues</text:p>
                  </text:list-item>
                  <text:list-item>
                    <text:p text:style-name="P82">implemented the product as the company’s standard reporting tool utilized by various applications</text:p>
                  </text:list-item>
                  <text:list-item>
                    <text:p text:style-name="P82">created product roadmaps and standards for technology</text:p>
                  </text:list-item>
                  <text:list-item>
                    <text:p text:style-name="P82">participated in negotiations of maintenance agreement and software licensing</text:p>
                  </text:list-item>
                </text:list>
              </text:list-item>
              <text:list-item>
                <text:p text:style-name="P85">Acted as a third tier of support for escalations or engineering of solutions for products in areas of expertise (24x7x365 support)</text:p>
              </text:list-item>
              <text:list-item>
                <text:p text:style-name="P86">Communicate <text:span text:style-name="T83">with project stakeholders, business managers, project resources on a</text:span> proactive and on-going basis</text:p>
              </text:list-item>
            </text:list>
            <text:p text:style-name="P4"/>
            <text:p text:style-name="P20"/>
            <text:p text:style-name="P20">Vale Canada Limited<text:tab/><text:span text:style-name="T71">May </text:span>2005 – <text:span text:style-name="T71">Dec. </text:span>200<text:span text:style-name="T39">8</text:span></text:p>
            <text:p text:style-name="P24">Process Systems Analyst</text:p>
            <text:list xml:id="list31916311946544" text:continue-numbering="true" text:style-name="WWNum4">
              <text:list-item>
                <text:p text:style-name="P58">Design, develop, test, deliver and support <text:span text:style-name="T88">of</text:span> information and process control systems</text:p>
              </text:list-item>
              <text:list-item>
                <text:p text:style-name="P58">Implemented new technologies into business applications, business requirements analysis/translation</text:p>
              </text:list-item>
              <text:list-item text:style-override="WWNum5">
                <text:p text:style-name="P59">Lead IT contractors and projects, served as mentor to colleagues <text:span text:style-name="T89">and project resources</text:span></text:p>
              </text:list-item>
              <text:list-item text:style-override="WWNum5">
                <text:p text:style-name="P88">Communicate <text:span text:style-name="T83">with project stakeholders, business </text:span><text:span text:style-name="T84">unit</text:span><text:span text:style-name="T83"> managers, </text:span><text:span text:style-name="T85">and </text:span><text:span text:style-name="T83">project resources on a</text:span> proactive and on-going basis</text:p>
              </text:list-item>
            </text:list>
            <text:p text:style-name="P4"/>
            <text:p text:style-name="P21"><text:span text:style-name="T40">Four Leaf Solutions Inc.</text:span><text:tab/> <text:s/><text:span text:style-name="T40">Sep</text:span><text:span text:style-name="T71">. </text:span>200<text:span text:style-name="T40">2</text:span> – <text:span text:style-name="T40">Apr</text:span><text:span text:style-name="T71">. </text:span>20<text:span text:style-name="T40">05</text:span></text:p>
            <text:p text:style-name="P30">Programmer/Analyst</text:p>
            <text:p text:style-name="P38"><text:span text:style-name="T61">Four Leaf Solution</text:span><text:span text:style-name="T62">s </text:span><text:span text:style-name="T65">operated as a</text:span><text:span text:style-name="T57"> software development </text:span><text:span text:style-name="T58">and IT service company </text:span><text:span text:style-name="T57">since 1999. They provide</text:span><text:span text:style-name="T58">d</text:span><text:span text:style-name="T57"> professional design, development &amp; marketing of websites, </text:span><text:span text:style-name="T58">web applications, </text:span><text:span text:style-name="T57">social media pre</text:span><text:span text:style-name="T64">s</text:span><text:span text:style-name="T57">ences </text:span><text:span text:style-name="T58">and IT support and service.</text:span></text:p>
            <text:p text:style-name="P48"/>
            <text:list xml:id="list31916810507982" text:continue-numbering="true" text:style-name="WWNum4">
              <text:list-item>
                <text:p text:style-name="P116">Supervised and lead programming projects and initiatives</text:p>
              </text:list-item>
              <text:list-item>
                <text:p text:style-name="P110"><text:span text:style-name="T49">Custom </text:span><text:span text:style-name="T66">w</text:span><text:span text:style-name="T49">eb and software application </text:span><text:span text:style-name="T53">architecture and development </text:span><text:span text:style-name="T49">(client/server apps, databases) using technologies including: HTML, CSS, JavaScript, C#, .NET, MVC, Perl, PHP, AJAX, Java, SQL Server, Oracle DB, MySQL, PostgreSQL, SharePoint</text:span></text:p>
              </text:list-item>
              <text:list-item>
                <text:p text:style-name="P110"><text:span text:style-name="T49">Performed </text:span><text:span text:style-name="T66">b</text:span><text:span text:style-name="T49">usiness requirements analysis, process mapping </text:span><text:span text:style-name="T50">and data modeling</text:span></text:p>
              </text:list-item>
              <text:list-item>
                <text:p text:style-name="P110"><text:span text:style-name="T66">Designed and developed solutions to</text:span><text:span text:style-name="T49"> meet design specifications and customer requirements</text:span></text:p>
              </text:list-item>
              <text:list-item>
                <text:p text:style-name="P83">Provided maintenance of software applications and third level support to customers</text:p>
              </text:list-item>
              <text:list-item>
                <text:p text:style-name="P83">Performed code optimization for software efficiency and performance</text:p>
              </text:list-item>
              <text:list-item>
                <text:p text:style-name="P110"><text:span text:style-name="T49">Managed </text:span><text:span text:style-name="T66">development </text:span><text:span text:style-name="T49">standards</text:span></text:p>
              </text:list-item>
              <text:list-item>
                <text:p text:style-name="P83">Collaboration with testing teams to relay functionality and addressing testing issues, tools and testing defects</text:p>
              </text:list-item>
              <text:list-item>
                <text:p text:style-name="P83">Communicate project/work on a proactive and on-going basis</text:p>
              </text:list-item>
              <text:list-item>
                <text:p text:style-name="P87">Remote &amp; on-site support technician (all aspects of networks, hardware, &amp; software)</text:p>
              </text:list-item>
              <text:list-item>
                <text:p text:style-name="P87">Excellent written and oral communications skills, including technical writing skills</text:p>
              </text:list-item>
            </text:list>
            <text:p text:style-name="P51"/>
            <text:p text:style-name="P22"><text:span text:style-name="T41">Expertech Network Installation</text:span><text:tab/> <text:s/><text:span text:style-name="T41">May 2000</text:span> – <text:span text:style-name="T41">Jul.</text:span><text:span text:style-name="T71"> </text:span>20<text:span text:style-name="T40">0</text:span><text:span text:style-name="T41">2</text:span></text:p>
            <text:p text:style-name="P31">IS/IT Technical Support Analyst</text:p>
            <text:p text:style-name="P46">Expertech Network Installation is a major network infrastructure service provider for the wireline and wireless broadband technology market in Quebec and Ontario. Expertech is responsible for provisioning Bell Canada's networks.</text:p>
            <text:p text:style-name="P49"/>
            <text:list xml:id="list31915770539085" text:continue-numbering="true" text:style-name="WWNum4">
              <text:list-item>
                <text:p text:style-name="P117">Software development (scripting, Perl, Delphi, JSP, PHP, Java, C/C++)</text:p>
              </text:list-item>
              <text:list-item>
                <text:p text:style-name="P117">Network Administration</text:p>
              </text:list-item>
              <text:list-item>
                <text:p text:style-name="P117">Remote &amp; on-site support technician (all aspects of networks, hardware, &amp; software)</text:p>
              </text:list-item>
            </text:list>
          </table:table-cell>
          <table:covered-table-cell/>
        </table:table-row>
        <table:table-row table:style-name="Table1.8">
          <table:table-cell table:style-name="Table1.A1" table:number-columns-spanned="3" office:value-type="string">
            <text:p text:style-name="P25">Education</text:p>
          </table:table-cell>
          <table:covered-table-cell/>
          <table:covered-table-cell/>
        </table:table-row>
        <table:table-row table:style-name="Table1.9">
          <table:table-cell table:style-name="Table1.A1" office:value-type="string">
            <text:p text:style-name="P13"/>
          </table:table-cell>
          <table:table-cell table:style-name="Table1.A1" table:number-columns-spanned="2" office:value-type="string">
            <text:p text:style-name="P9"><text:span text:style-name="T19">Georgian College </text:span>(Diploma, 3 Year Computer Programmer/Analyst Co-op w/ Honours) <text:span text:style-name="T19"><text:tab/>1999-2002</text:span></text:p>
            <text:p text:style-name="P9"><text:span text:style-name="T19">Lo-Ellen Park Secondary School </text:span>(Ontario Secondary School Diploma w/Honours) <text:span text:style-name="T19"><text:tab/> <text:s text:c="7"/>1994-1999</text:span></text:p>
          </table:table-cell>
          <table:covered-table-cell/>
        </table:table-row>
        <text:soft-page-break/>
        <table:table-row table:style-name="Table1.10">
          <table:table-cell table:style-name="Table1.A1" table:number-columns-spanned="3" office:value-type="string">
            <text:p text:style-name="P27"/>
            <text:p text:style-name="P53"/>
            <text:p text:style-name="P25">LICENSES &amp; Certifications</text:p>
          </table:table-cell>
          <table:covered-table-cell/>
          <table:covered-table-cell/>
        </table:table-row>
        <table:table-row table:style-name="Table1.11">
          <table:table-cell table:style-name="Table1.A1" table:number-columns-spanned="2" office:value-type="string">
            <text:p text:style-name="P16"><text:span text:style-name="T45"><text:s text:c="5"/></text:span><text:span text:style-name="T46">Working at Heights</text:span><text:span text:style-name="T44"><text:tab/> </text:span><text:span text:style-name="T30">0</text:span><text:span text:style-name="T37">6</text:span><text:span text:style-name="T30">/202</text:span><text:span text:style-name="T31">3</text:span></text:p>
            <text:p text:style-name="P16"><text:span text:style-name="T44"><text:s text:c="5"/></text:span><text:span text:style-name="T45">First Aid &amp; CPR Level C<text:tab/> <text:s text:c="3"/></text:span><text:span text:style-name="T30">0</text:span><text:span text:style-name="T37">2</text:span><text:span text:style-name="T30">/202</text:span><text:span text:style-name="T37">3</text:span></text:p>
            <text:p text:style-name="P16"><text:span text:style-name="T45"><text:s text:c="5"/></text:span><text:span text:style-name="T44">Azure Fundamentals (AZ-900)</text:span><text:tab/><text:span text:style-name="T30">07/2021</text:span></text:p>
            <text:p text:style-name="P15"><text:s text:c="5"/>CompTIA <text:span text:style-name="T27">Network</text:span>+, <text:s/>CompTIA<text:tab/><text:span text:style-name="T29">02</text:span><text:span text:style-name="T19">/202</text:span><text:span text:style-name="T20">1</text:span></text:p>
            <text:p text:style-name="P11"><text:s text:c="5"/>CompTIA P<text:span text:style-name="T27">roject</text:span>+, <text:s/>CompTIA<text:tab/><text:span text:style-name="T19">09/2020</text:span></text:p>
            <text:p text:style-name="P11"><text:s text:c="5"/>CompTIA PenTest+, <text:s/>CompTIA<text:tab/><text:span text:style-name="T19">09/2020</text:span></text:p>
            <text:p text:style-name="P10"><text:s text:c="5"/>CompTIA Security+, <text:s/>CompTIA<text:tab/><text:span text:style-name="T19">08/2020</text:span></text:p>
            <text:p text:style-name="P10"><text:s text:c="5"/>Effective Leadership Development, LMI Canada<text:tab/><text:span text:style-name="T19">03/2016</text:span></text:p>
            <text:p text:style-name="P12"><text:s text:c="5"/><text:span text:style-name="T136">Certified Joint Health and Safety Member, Ministry of Labour</text:span><text:tab/><text:span text:style-name="T19">0</text:span><text:span text:style-name="T26">6</text:span><text:span text:style-name="T19">/201</text:span><text:span text:style-name="T26">5</text:span></text:p>
            <text:p text:style-name="P26"/>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1"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1"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1"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242</meta:editing-cycles>
    <meta:print-date>2020-09-21T03:03:00</meta:print-date>
    <meta:creation-date>2020-09-21T03:03:00</meta:creation-date>
    <dc:date>2024-09-16T03:19:14.893620610</dc:date>
    <meta:editing-duration>P3DT17H2M34S</meta:editing-duration>
    <meta:generator>LibreOffice/7.4.2.3$MacOSX_X86_64 LibreOffice_project/382eef1f22670f7f4118c8c2dd222ec7ad009daf</meta:generator>
    <meta:document-statistic meta:table-count="1" meta:image-count="0" meta:object-count="0" meta:page-count="6" meta:paragraph-count="205" meta:word-count="2730" meta:character-count="19690" meta:non-whitespace-character-count="17192"/>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